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1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bs" table:style-name="ta1">
        <table:table-column table:style-name="co1" table:default-cell-style-name="Default"/>
        <table:table-row table:style-name="ro1">
          <table:table-cell office:value-type="string" calcext:value-type="string">
            <text:p>[ 0.99974054  0.9954416   0.02277732 -0.0953726  -0.1485735   0.0762694</text:p>
            <text:p> -0.003519    0.0019305   0.20968318 -0.00571645  0.        ]</text:p>
          </table:table-cell>
        </table:table-row>
        <table:table-row table:style-name="ro2">
          <table:table-cell office:value-type="string" calcext:value-type="string">
            <text:p>[ 9.9891067e-01  9.9749708e-01  4.6664014e-02 -7.0707589e-02</text:p>
            <text:p> -1.4857350e-01  7.6269396e-02  2.3857331e+00  2.4649785e+00</text:p>
            <text:p>  2.0985915e-01  2.0140035e-03  0.0000000e+00]</text:p>
          </table:table-cell>
        </table:table-row>
        <table:table-row table:style-name="ro2">
          <table:table-cell office:value-type="string" calcext:value-type="string">
            <text:p>[ 9.93542314e-01  9.99999881e-01  1.13462344e-01  4.39760217e-04</text:p>
            <text:p> -1.48573503e-01  7.62693956e-02  4.31048584e+00  4.64838696e+00</text:p>
            <text:p>  2.08638683e-01  2.38724742e-02  0.00000000e+00]</text:p>
          </table:table-cell>
        </table:table-row>
        <table:table-row table:style-name="ro1">
          <table:table-cell office:value-type="string" calcext:value-type="string">
            <text:p>[ 0.97637355  0.9935975   0.21608965  0.11297771 -0.1485735   0.0762694</text:p>
            <text:p>  6.093641    6.6229997   0.20166607  0.05735821  0.        ]</text:p>
          </table:table-cell>
        </table:table-row>
        <table:table-row table:style-name="ro1">
          <table:table-cell office:value-type="string" calcext:value-type="string">
            <text:p>[ 0.9366295   0.96587944  0.35032153  0.25899208 -0.1485735   0.0762694</text:p>
            <text:p>  7.9110093   8.247492    0.1831976   0.09893444  0.        ]</text:p>
          </table:table-cell>
        </table:table-row>
        <table:table-row table:style-name="ro1">
          <table:table-cell office:value-type="string" calcext:value-type="string">
            <text:p>[ 0.8616559   0.9049485   0.507493    0.4255212  -0.1485735   0.0762694</text:p>
            <text:p>  9.519533    9.504231    0.14818557  0.14159785  0.        ]</text:p>
          </table:table-cell>
        </table:table-row>
        <table:table-row table:style-name="ro1">
          <table:table-cell office:value-type="string" calcext:value-type="string">
            <text:p>[ 0.7428763   0.8046726   0.66942877  0.59371877 -0.1485735   0.0762694</text:p>
            <text:p> 10.593632   10.107215    0.09632385  0.17471276  0.        ]</text:p>
          </table:table-cell>
        </table:table-row>
        <table:table-row table:style-name="ro1">
          <table:table-cell office:value-type="string" calcext:value-type="string">
            <text:p>[ 0.58404243  0.66929626  0.8117231   0.7429956  -0.1485735   0.0762694</text:p>
            <text:p> 10.7715025  10.079125    0.03506134  0.18866695  0.        ]</text:p>
          </table:table-cell>
        </table:table-row>
        <table:table-row table:style-name="ro1">
          <table:table-cell office:value-type="string" calcext:value-type="string">
            <text:p>[ 0.4007384   0.5133941   0.91619253  0.8581529  -0.1485735   0.0762694</text:p>
            <text:p> 10.367561    9.335939   -0.02378137  0.18118791  0.        ]</text:p>
          </table:table-cell>
        </table:table-row>
        <table:table-row table:style-name="ro1">
          <table:table-cell office:value-type="string" calcext:value-type="string">
            <text:p>[ 0.21454014  0.35922533  0.97671515  0.93325084 -0.1485735   0.0762694</text:p>
            <text:p>  9.246281    7.838815   -0.07033682  0.15828948  0.        ]</text:p>
          </table:table-cell>
        </table:table-row>
        <table:table-row table:style-name="ro1">
          <table:table-cell office:value-type="string" calcext:value-type="string">
            <text:p>[ 0.04985816  0.23016466  0.9987563   0.9731517  -0.1485735   0.0762694</text:p>
            <text:p>  7.394016    5.6874433  -0.10066669  0.13049768  0.        ]</text:p>
          </table:table-cell>
        </table:table-row>
        <table:table-row table:style-name="ro1">
          <table:table-cell office:value-type="string" calcext:value-type="string">
            <text:p>[-0.07778967  0.14058109  0.9969698   0.99006915 -0.1485735   0.0762694</text:p>
            <text:p>  5.387316    3.4399147  -0.11756045  0.10664015  0.        ]</text:p>
          </table:table-cell>
        </table:table-row>
        <table:table-row table:style-name="ro1">
          <table:table-cell office:value-type="string" calcext:value-type="string">
            <text:p>[-0.16919553  0.09070203  0.98558253  0.9958781  -0.1485735   0.0762694</text:p>
            <text:p>  3.832332    1.5884075  -0.12657537  0.08985516  0.        ]</text:p>
          </table:table-cell>
        </table:table-row>
        <table:table-row table:style-name="ro1">
          <table:table-cell office:value-type="string" calcext:value-type="string">
            <text:p>[-0.23302929  0.07130525  0.9724697   0.9974545  -0.1485735   0.0762694</text:p>
            <text:p>  2.6892838   0.36178774 -0.13183038  0.07930546  0.        ]</text:p>
          </table:table-cell>
        </table:table-row>
        <table:table-row table:style-name="ro1">
          <table:table-cell office:value-type="string" calcext:value-type="string">
            <text:p>[-0.2751857   0.07114483  0.9613911   0.99746597 -0.1485735   0.0762694</text:p>
            <text:p>  1.6732252  -0.3433512  -0.13515744  0.07346828  0.        ]</text:p>
          </table:table-cell>
        </table:table-row>
        <table:table-row table:style-name="ro1">
          <table:table-cell office:value-type="string" calcext:value-type="string">
            <text:p>[-0.3001305   0.08139726  0.95389813  0.99668175 -0.1485735   0.0762694</text:p>
            <text:p>  0.93389714 -0.68375623 -0.13728113  0.07102535  0.        ]</text:p>
          </table:table-cell>
        </table:table-row>
        <table:table-row table:style-name="ro1">
          <table:table-cell office:value-type="string" calcext:value-type="string">
            <text:p>[-0.31319132  0.09575012  0.94969004  0.9954054  -0.1485735   0.0762694</text:p>
            <text:p>  0.4399607  -0.7569619  -0.1386039   0.07067855  0.        ]</text:p>
          </table:table-cell>
        </table:table-row>
        <table:table-row table:style-name="ro1">
          <table:table-cell office:value-type="string" calcext:value-type="string">
            <text:p>[-0.31882334  0.11008461  0.94781417  0.99392223 -0.1485735   0.0762694</text:p>
            <text:p>  0.1546119  -0.6843941  -0.13936904  0.07140124  0.        ]</text:p>
          </table:table-cell>
        </table:table-row>
        <table:table-row table:style-name="ro1">
          <table:table-cell office:value-type="string" calcext:value-type="string">
            <text:p>[-0.3203777   0.12232001  0.9472899   0.9924907  -0.1485735   0.0762694</text:p>
            <text:p>  0.00991082 -0.54795414 -0.13976797  0.07249803  0.        ]</text:p>
          </table:table-cell>
        </table:table-row>
        <table:table-row table:style-name="ro1">
          <table:table-cell office:value-type="string" calcext:value-type="string">
            <text:p>[-0.3199852   0.13159132  0.94742256  0.99130404 -0.1485735   0.0762694</text:p>
            <text:p> -0.0511387  -0.38727862 -0.13994057  0.07356399  0.        ]</text:p>
          </table:table-cell>
        </table:table-row>
        <table:table-row table:style-name="ro1">
          <table:table-cell office:value-type="string" calcext:value-type="string">
            <text:p>[-0.3188227   0.13775511  0.94781435  0.9904663  -0.1485735   0.0762694</text:p>
            <text:p> -0.07146914 -0.23527478 -0.13997903  0.07440764  0.        ]</text:p>
          </table:table-cell>
        </table:table-row>
        <table:table-row table:style-name="ro1">
          <table:table-cell office:value-type="string" calcext:value-type="string">
            <text:p>[-0.3174465   0.14114693  0.94827616  0.9899887  -0.1485735   0.0762694</text:p>
            <text:p> -0.0736874  -0.10767983 -0.13993947  0.07498124  0.        ]</text:p>
          </table:table-cell>
        </table:table-row>
        <table:table-row table:style-name="ro1">
          <table:table-cell office:value-type="string" calcext:value-type="string">
            <text:p>[-0.31609482  0.14231168  0.9487276   0.9898219  -0.1485735   0.0762694</text:p>
            <text:p> -0.06883522 -0.01030709 -0.13985558  0.07530793  0.        ]</text:p>
          </table:table-cell>
        </table:table-row>
        <table:table-row table:style-name="ro1">
          <table:table-cell office:value-type="string" calcext:value-type="string">
            <text:p>[-0.3148267   0.14185946  0.9491492   0.9898868  -0.1485735   0.0762694</text:p>
            <text:p> -0.06481335  0.05577241 -0.13974592  0.07544528  0.        ]</text:p>
          </table:table-cell>
        </table:table-row>
        <table:table-row table:style-name="ro1">
          <table:table-cell office:value-type="string" calcext:value-type="string">
            <text:p>[-0.31361613  0.14037755  0.94954985  0.99009806 -0.1485735   0.0762694</text:p>
            <text:p> -0.06270969  0.09378877 -0.13962054  0.07546133  0.        ]</text:p>
          </table:table-cell>
        </table:table-row>
        <table:table-row table:style-name="ro1">
          <table:table-cell office:value-type="string" calcext:value-type="string">
            <text:p>[-0.3124368   0.13836388  0.94993854  0.9903815  -0.1485735   0.0762694</text:p>
            <text:p> -0.06146928  0.1095116  -0.13948715  0.07541448  0.        ]</text:p>
          </table:table-cell>
        </table:table-row>
        <table:table-row table:style-name="ro1">
          <table:table-cell office:value-type="string" calcext:value-type="string">
            <text:p>[-0.3112845   0.13620748  0.9503168   0.99068034 -0.1485735   0.0762694</text:p>
            <text:p> -0.05981109  0.10819453 -0.13935299  0.07534792  0.        ]</text:p>
          </table:table-cell>
        </table:table-row>
        <table:table-row table:style-name="ro1">
          <table:table-cell office:value-type="string" calcext:value-type="string">
            <text:p>[-0.31018856  0.13417482  0.9506751   0.9909577  -0.1485735   0.0762694</text:p>
            <text:p> -0.0555048   0.09699176 -0.13922566  0.07528652  0.        ]</text:p>
          </table:table-cell>
        </table:table-row>
        <table:table-row table:style-name="ro1">
          <table:table-cell office:value-type="string" calcext:value-type="string">
            <text:p>[-0.30920362  0.13241163  0.95099586  0.9911948  -0.1485735   0.0762694</text:p>
            <text:p> -0.04810904  0.08096763 -0.13911243  0.07523819  0.        ]</text:p>
          </table:table-cell>
        </table:table-row>
        <table:table-row table:style-name="ro1">
          <table:table-cell office:value-type="string" calcext:value-type="string">
            <text:p>[-0.30838132  0.13098003  0.95126283  0.991385   -0.1485735   0.0762694</text:p>
            <text:p> -0.03837637  0.06350907 -0.13901867  0.07520217  0.        ]</text:p>
          </table:table-cell>
        </table:table-row>
        <table:table-row table:style-name="ro1">
          <table:table-cell office:value-type="string" calcext:value-type="string">
            <text:p>[-0.30775484  0.12988752  0.95146567  0.99152875 -0.1485735   0.0762694</text:p>
            <text:p> -0.02750969  0.04673848 -0.13894717  0.0751745   0.        ]</text:p>
          </table:table-cell>
        </table:table-row>
        <table:table-row table:style-name="ro1">
          <table:table-cell office:value-type="string" calcext:value-type="string">
            <text:p>[-0.30733192  0.1291111   0.9516024   0.99163014 -0.1485735   0.0762694</text:p>
            <text:p> -0.01697238  0.03161428 -0.13889812  0.07515155  0.        ]</text:p>
          </table:table-cell>
        </table:table-row>
        <table:table-row table:style-name="ro1">
          <table:table-cell office:value-type="string" calcext:value-type="string">
            <text:p>[-0.3070967   0.1286119   0.95167834  0.991695   -0.1485735   0.0762694</text:p>
            <text:p> -0.00777908  0.01876626 -0.13886946  0.07513143  0.        ]</text:p>
          </table:table-cell>
        </table:table-row>
        <table:table-row table:style-name="ro2">
          <table:table-cell office:value-type="string" calcext:value-type="string">
            <text:p>[-3.0701700e-01  1.2834461e-01  9.5170403e-01  9.9172962e-01</text:p>
            <text:p> -1.4857350e-01  7.6269396e-02 -6.1626080e-04  8.2231304e-03</text:p>
            <text:p> -1.3885777e-01  7.5113907e-02  0.0000000e+00]</text:p>
          </table:table-cell>
        </table:table-row>
        <table:table-row table:style-name="ro2">
          <table:table-cell office:value-type="string" calcext:value-type="string">
            <text:p>[-3.0705342e-01  1.2826234e-01  9.5169228e-01  9.9174029e-01</text:p>
            <text:p> -1.4857350e-01  7.6269396e-02  4.4258879e-03  9.9322955e-05</text:p>
            <text:p> -1.3885899e-01  7.5099617e-02  0.0000000e+00]</text:p>
          </table:table-cell>
        </table:table-row>
        <table:table-row table:style-name="ro1">
          <table:table-cell office:value-type="string" calcext:value-type="string">
            <text:p>[-0.3071674   0.12831737  0.9516555   0.99173313 -0.1485735   0.0762694</text:p>
            <text:p>  0.00754099 -0.00563017 -0.13886909  0.07508899  0.        ]</text:p>
          </table:table-cell>
        </table:table-row>
        <table:table-row table:style-name="ro1">
          <table:table-cell office:value-type="string" calcext:value-type="string">
            <text:p>[-0.3073253   0.1284644   0.95160455  0.9917141  -0.1485735   0.0762694</text:p>
            <text:p>  0.00904588 -0.00918328 -0.13888453  0.07508198  0.        ]</text:p>
          </table:table-cell>
        </table:table-row>
        <table:table-row table:style-name="ro1">
          <table:table-cell office:value-type="string" calcext:value-type="string">
            <text:p>[-0.30749992  0.12866361  0.9515481   0.9916883  -0.1485735   0.0762694</text:p>
            <text:p>  0.00930215 -0.0108988  -0.13890234  0.07507822  0.        ]</text:p>
          </table:table-cell>
        </table:table-row>
        <table:table-row table:style-name="ro1">
          <table:table-cell office:value-type="string" calcext:value-type="string">
            <text:p>[-0.30767092  0.12888251  0.95149285  0.9916599  -0.1485735   0.0762694</text:p>
            <text:p>  0.00867249 -0.01117344 -0.13892026  0.07507713  0.        ]</text:p>
          </table:table-cell>
        </table:table-row>
        <table:table-row table:style-name="ro1">
          <table:table-cell office:value-type="string" calcext:value-type="string">
            <text:p>[-0.3078246   0.12909651  0.95144314  0.99163204 -0.1485735   0.0762694</text:p>
            <text:p>  0.00748379 -0.01040938 -0.13893673  0.07507803  0.        ]</text:p>
          </table:table-cell>
        </table:table-row>
        <table:table-row table:style-name="ro1">
          <table:table-cell office:value-type="string" calcext:value-type="string">
            <text:p>[-0.3079529   0.12928873  0.9514016   0.991607   -0.1485735   0.0762694</text:p>
            <text:p>  0.00600853 -0.00898049 -0.13895074  0.07508025  0.        ]</text:p>
          </table:table-cell>
        </table:table-row>
        <table:table-row table:style-name="ro1">
          <table:table-cell office:value-type="string" calcext:value-type="string">
            <text:p>[-0.30805248  0.12944919  0.95136935  0.991586   -0.1485735   0.0762694</text:p>
            <text:p>  0.00446212 -0.00720736 -0.13896184  0.07508322  0.        ]</text:p>
          </table:table-cell>
        </table:table-row>
        <table:table-row table:style-name="ro1">
          <table:table-cell office:value-type="string" calcext:value-type="string">
            <text:p>[-0.3081234   0.1295736   0.9513464   0.9915698  -0.1485735   0.0762694</text:p>
            <text:p>  0.00299865 -0.00534453 -0.13896996  0.07508642  0.        ]</text:p>
          </table:table-cell>
        </table:table-row>
        <table:table-row table:style-name="ro1">
          <table:table-cell office:value-type="string" calcext:value-type="string">
            <text:p>[-0.30816823  0.12966202  0.95133185  0.99155825 -0.1485735   0.0762694</text:p>
            <text:p>  0.00171736 -0.00357902 -0.13897528  0.07508952  0.        ]</text:p>
          </table:table-cell>
        </table:table-row>
        <table:table-row table:style-name="ro2">
          <table:table-cell office:value-type="string" calcext:value-type="string">
            <text:p>[-3.0819097e-01  1.2971762e-01  9.5132452e-01  9.9155098e-01</text:p>
            <text:p> -1.4857350e-01  7.6269396e-02  6.7372789e-04 -2.0332858e-03</text:p>
            <text:p> -1.3897820e-01  7.5092264e-02  0.0000000e+00]</text:p>
          </table:table-cell>
        </table:table-row>
        <table:table-row table:style-name="ro2">
          <table:table-cell office:value-type="string" calcext:value-type="string">
            <text:p>[-3.08196247e-01  1.29745424e-01  9.51322794e-01  9.91547346e-01</text:p>
            <text:p> -1.48573503e-01  7.62693956e-02 -1.15206276e-04 -7.74680637e-04</text:p>
            <text:p> -1.38979182e-01  7.50945285e-02  0.00000000e+00]</text:p>
          </table:table-cell>
        </table:table-row>
        <table:table-row table:style-name="ro2">
          <table:table-cell office:value-type="string" calcext:value-type="string">
            <text:p>[-3.0818889e-01  1.2975132e-01  9.5132518e-01  9.9154657e-01</text:p>
            <text:p> -1.4857350e-01  7.6269396e-02 -6.5842521e-04  1.7546579e-04</text:p>
            <text:p> -1.3897872e-01  7.5096250e-02  0.0000000e+00]</text:p>
          </table:table-cell>
        </table:table-row>
        <table:table-row table:style-name="ro2">
          <table:table-cell office:value-type="string" calcext:value-type="string">
            <text:p>[-3.0817324e-01  1.2974137e-01  9.5133024e-01  9.9154788e-01</text:p>
            <text:p> -1.4857350e-01  7.6269396e-02 -9.8299840e-04  8.2643703e-04</text:p>
            <text:p> -1.3897727e-01  7.5097449e-02  0.0000000e+00]</text:p>
          </table:table-cell>
        </table:table-row>
        <table:table-row table:style-name="ro1">
          <table:table-cell office:value-type="string" calcext:value-type="string">
            <text:p>[-0.30815318  0.12972115  0.95133674  0.9915505  -0.1485735   0.0762694</text:p>
            <text:p> -0.00112623  0.0012122  -0.13897529  0.07509817  0.        ]</text:p>
          </table:table-cell>
        </table:table-row>
        <table:table-row table:style-name="ro1">
          <table:table-cell office:value-type="string" calcext:value-type="string">
            <text:p>[-0.3081317   0.12969545  0.9513437   0.9915539  -0.1485735   0.0762694</text:p>
            <text:p> -0.00113075  0.00137891 -0.13897307  0.07509851  0.        ]</text:p>
          </table:table-cell>
        </table:table-row>
        <table:table-row table:style-name="ro1">
          <table:table-cell office:value-type="string" calcext:value-type="string">
            <text:p>[-0.30811107  0.12966812  0.9513504   0.9915575  -0.1485735   0.0762694</text:p>
            <text:p> -0.00103741  0.00137762 -0.1389709   0.07509854  0.        ]</text:p>
          </table:table-cell>
        </table:table-row>
        <table:table-row table:style-name="ro2">
          <table:table-cell office:value-type="string" calcext:value-type="string">
            <text:p>[-3.0809280e-01  1.2964198e-01  9.5135629e-01  9.9156088e-01</text:p>
            <text:p> -1.4857350e-01  7.6269396e-02 -8.8351988e-04  1.2583709e-03</text:p>
            <text:p> -1.3896891e-01  7.5098351e-02  0.0000000e+00]</text:p>
          </table:table-cell>
        </table:table-row>
        <table:table-row table:style-name="ro2">
          <table:table-cell office:value-type="string" calcext:value-type="string">
            <text:p>[-3.0807775e-01  1.2961893e-01  9.5136118e-01  9.9156386e-01</text:p>
            <text:p> -1.4857350e-01  7.6269396e-02 -6.9973641e-04  1.0670923e-03</text:p>
            <text:p> -1.3896726e-01  7.5098038e-02  0.0000000e+00]</text:p>
          </table:table-cell>
        </table:table-row>
        <table:table-row table:style-name="ro2">
          <table:table-cell office:value-type="string" calcext:value-type="string">
            <text:p>[-3.0806625e-01  1.2960000e-01  9.5136493e-01  9.9156636e-01</text:p>
            <text:p> -1.4857350e-01  7.6269396e-02 -5.1088654e-04  8.4160210e-04</text:p>
            <text:p> -1.3896598e-01  7.5097658e-02  0.0000000e+00]</text:p>
          </table:table-cell>
        </table:table-row>
        <table:table-row table:style-name="ro2">
          <table:table-cell office:value-type="string" calcext:value-type="string">
            <text:p>[-3.0805820e-01  1.2958561e-01  9.5136750e-01  9.9156821e-01</text:p>
            <text:p> -1.4857350e-01  7.6269396e-02 -3.3505828e-04  6.1137433e-04</text:p>
            <text:p> -1.3896506e-01  7.5097263e-02  0.0000000e+00]</text:p>
          </table:table-cell>
        </table:table-row>
        <table:table-row table:style-name="ro2">
          <table:table-cell office:value-type="string" calcext:value-type="string">
            <text:p>[-3.0805328e-01  1.2957561e-01  9.5136911e-01  9.9156952e-01</text:p>
            <text:p> -1.4857350e-01  7.6269396e-02 -1.8276389e-04  3.9796700e-04</text:p>
            <text:p> -1.3896446e-01  7.5096890e-02  0.0000000e+00]</text:p>
          </table:table-cell>
        </table:table-row>
        <table:table-row table:style-name="ro2">
          <table:table-cell office:value-type="string" calcext:value-type="string">
            <text:p>[-3.0805096e-01  1.2956955e-01  9.5136988e-01  9.9157035e-01</text:p>
            <text:p> -1.4857350e-01  7.6269396e-02 -6.0133665e-05  2.1365279e-04</text:p>
            <text:p> -1.3896415e-01  7.5096563e-02  0.0000000e+00]</text:p>
          </table:table-cell>
        </table:table-row>
        <table:table-row table:style-name="ro2">
          <table:table-cell office:value-type="string" calcext:value-type="string">
            <text:p>[-3.0805069e-01  1.2956679e-01  9.5136994e-01  9.9157071e-01</text:p>
            <text:p> -1.4857350e-01  7.6269396e-02  3.1296786e-05  6.5998327e-05</text:p>
            <text:p> -1.3896407e-01  7.5096302e-02  0.0000000e+00]</text:p>
          </table:table-cell>
        </table:table-row>
        <table:table-row table:style-name="ro2">
          <table:table-cell office:value-type="string" calcext:value-type="string">
            <text:p>[-3.0805188e-01  1.2956657e-01  9.5136958e-01  9.9157071e-01</text:p>
            <text:p> -1.4857350e-01  7.6269396e-02  9.2453993e-05 -4.2971376e-05</text:p>
            <text:p> -1.3896416e-01  7.5096108e-02  0.0000000e+00]</text:p>
          </table:table-cell>
        </table:table-row>
        <table:table-row table:style-name="ro2">
          <table:table-cell office:value-type="string" calcext:value-type="string">
            <text:p>[-3.0805397e-01  1.2956813e-01  9.5136887e-01  9.9157053e-01</text:p>
            <text:p> -1.4857350e-01  7.6269396e-02  1.2757695e-04 -1.1551284e-04</text:p>
            <text:p> -1.3896435e-01  7.5095974e-02  0.0000000e+00]</text:p>
          </table:table-cell>
        </table:table-row>
        <table:table-row table:style-name="ro2">
          <table:table-cell office:value-type="string" calcext:value-type="string">
            <text:p>[-3.0805653e-01  1.2957084e-01  9.5136803e-01  9.9157017e-01</text:p>
            <text:p> -1.4857350e-01  7.6269396e-02  1.4120470e-04 -1.5722326e-04</text:p>
            <text:p> -1.3896462e-01  7.5095892e-02  0.0000000e+00]</text:p>
          </table:table-cell>
        </table:table-row>
        <table:table-row table:style-name="ro2">
          <table:table-cell office:value-type="string" calcext:value-type="string">
            <text:p>[-3.0805919e-01  1.2957411e-01  9.5136720e-01  9.9156976e-01</text:p>
            <text:p> -1.4857350e-01  7.6269396e-02  1.3847735e-04 -1.7265984e-04</text:p>
            <text:p> -1.3896489e-01  7.5095862e-02  0.0000000e+00]</text:p>
          </table:table-cell>
        </table:table-row>
        <table:table-row table:style-name="ro2">
          <table:table-cell office:value-type="string" calcext:value-type="string">
            <text:p>[-3.0806169e-01  1.2957749e-01  9.5136636e-01  9.9156928e-01</text:p>
            <text:p> -1.4857350e-01  7.6269396e-02  1.2482064e-04 -1.6819981e-04</text:p>
            <text:p> -1.3896516e-01  7.5095862e-02  0.0000000e+00]</text:p>
          </table:table-cell>
        </table:table-row>
        <table:table-row table:style-name="ro2">
          <table:table-cell office:value-type="string" calcext:value-type="string">
            <text:p>[-3.0806386e-01  1.2958066e-01  9.5136565e-01  9.9156886e-01</text:p>
            <text:p> -1.4857350e-01  7.6269396e-02  1.0458752e-04 -1.5114124e-04</text:p>
            <text:p> -1.3896540e-01  7.5095892e-02  0.0000000e+00]</text:p>
          </table:table-cell>
        </table:table-row>
        <table:table-row table:style-name="ro2">
          <table:table-cell office:value-type="string" calcext:value-type="string">
            <text:p>[-3.0806565e-01  1.2958340e-01  9.5136511e-01  9.9156851e-01</text:p>
            <text:p> -1.4857350e-01  7.6269396e-02  8.1458260e-05 -1.2621112e-04</text:p>
            <text:p> -1.3896559e-01  7.5095929e-02  0.0000000e+00]</text:p>
          </table:table-cell>
        </table:table-row>
        <table:table-row table:style-name="ro2">
          <table:table-cell office:value-type="string" calcext:value-type="string">
            <text:p>[-3.0806696e-01  1.2958562e-01  9.5136470e-01  9.9156821e-01</text:p>
            <text:p> -1.4857350e-01  7.6269396e-02  5.8247941e-05 -9.8160635e-05</text:p>
            <text:p> -1.3896574e-01  7.5095981e-02  0.0000000e+00]</text:p>
          </table:table-cell>
        </table:table-row>
        <table:table-row table:style-name="ro2">
          <table:table-cell office:value-type="string" calcext:value-type="string">
            <text:p>[-3.0806789e-01  1.2958729e-01  9.5136440e-01  9.9156803e-01</text:p>
            <text:p> -1.4857350e-01  7.6269396e-02  3.7142483e-05 -7.0068512e-05</text:p>
            <text:p> -1.3896585e-01  7.5096034e-02  0.0000000e+00]</text:p>
          </table:table-cell>
        </table:table-row>
        <table:table-row table:style-name="ro2">
          <table:table-cell office:value-type="string" calcext:value-type="string">
            <text:p>[-3.0806842e-01  1.2958843e-01  9.5136422e-01  9.9156785e-01</text:p>
            <text:p> -1.4857350e-01  7.6269396e-02  1.9541698e-05 -4.3882941e-05</text:p>
            <text:p> -1.3896592e-01  7.5096078e-02  0.0000000e+00]</text:p>
          </table:table-cell>
        </table:table-row>
        <table:table-row table:style-name="ro2">
          <table:table-cell office:value-type="string" calcext:value-type="string">
            <text:p>[-3.0806866e-01  1.2958908e-01  9.5136410e-01  9.9156779e-01</text:p>
            <text:p> -1.4857350e-01  7.6269396e-02  4.9178266e-06 -2.1845030e-05</text:p>
            <text:p> -1.3896595e-01  7.5096115e-02  0.0000000e+00]</text:p>
          </table:table-cell>
        </table:table-row>
        <table:table-row table:style-name="ro2">
          <table:table-cell office:value-type="string" calcext:value-type="string">
            <text:p>[-3.0806863e-01  1.2958933e-01  9.5136416e-01  9.9156773e-01</text:p>
            <text:p> -1.4857350e-01  7.6269396e-02 -6.1024716e-06 -4.1825547e-06</text:p>
            <text:p> -1.3896595e-01  7.5096138e-02  0.0000000e+00]</text:p>
          </table:table-cell>
        </table:table-row>
        <table:table-row table:style-name="ro2">
          <table:table-cell office:value-type="string" calcext:value-type="string">
            <text:p>[-3.0806845e-01  1.2958929e-01  9.5136422e-01  9.9156773e-01</text:p>
            <text:p> -1.4857350e-01  7.6269396e-02 -1.3643729e-05  8.0479595e-06</text:p>
            <text:p> -1.3896593e-01  7.5096168e-02  0.0000000e+00]</text:p>
          </table:table-cell>
        </table:table-row>
        <table:table-row table:style-name="ro2">
          <table:table-cell office:value-type="string" calcext:value-type="string">
            <text:p>[-3.0806816e-01  1.2958905e-01  9.5136428e-01  9.9156779e-01</text:p>
            <text:p> -1.4857350e-01  7.6269396e-02 -1.6798360e-05  1.6119175e-05</text:p>
            <text:p> -1.3896590e-01  7.5096183e-02  0.0000000e+00]</text:p>
          </table:table-cell>
        </table:table-row>
        <table:table-row table:style-name="ro2">
          <table:table-cell office:value-type="string" calcext:value-type="string">
            <text:p>[-3.0806783e-01  1.2958869e-01  9.5136440e-01  9.9156785e-01</text:p>
            <text:p> -1.4857350e-01  7.6269396e-02 -1.7590019e-05  2.0453101e-05</text:p>
            <text:p> -1.3896587e-01  7.5096190e-02  0.0000000e+00]</text:p>
          </table:table-cell>
        </table:table-row>
        <table:table-row table:style-name="ro2">
          <table:table-cell office:value-type="string" calcext:value-type="string">
            <text:p>[-3.0806750e-01  1.2958828e-01  9.5136452e-01  9.9156791e-01</text:p>
            <text:p> -1.4857350e-01  7.6269396e-02 -1.7208142e-05  2.1787746e-05</text:p>
            <text:p> -1.3896583e-01  7.5096190e-02  0.0000000e+00]</text:p>
          </table:table-cell>
        </table:table-row>
        <table:table-row table:style-name="ro2">
          <table:table-cell office:value-type="string" calcext:value-type="string">
            <text:p>[-3.0806720e-01  1.2958786e-01  9.5136458e-01  9.9156797e-01</text:p>
            <text:p> -1.4857350e-01  7.6269396e-02 -1.4986802e-05  2.0410989e-05</text:p>
            <text:p> -1.3896580e-01  7.5096190e-02  0.0000000e+00]</text:p>
          </table:table-cell>
        </table:table-row>
        <table:table-row table:style-name="ro2">
          <table:table-cell office:value-type="string" calcext:value-type="string">
            <text:p>[-3.0806693e-01  1.2958747e-01  9.5136470e-01  9.9156797e-01</text:p>
            <text:p> -1.4857350e-01  7.6269396e-02 -1.2259994e-05  1.7682209e-05</text:p>
            <text:p> -1.3896577e-01  7.5096190e-02  0.0000000e+00]</text:p>
          </table:table-cell>
        </table:table-row>
        <table:table-row table:style-name="ro2">
          <table:table-cell office:value-type="string" calcext:value-type="string">
            <text:p>[-3.0806676e-01  1.2958716e-01  9.5136476e-01  9.9156803e-01</text:p>
            <text:p> -1.4857350e-01  7.6269396e-02 -8.5126339e-06  1.4159087e-05</text:p>
            <text:p> -1.3896576e-01  7.5096183e-02  0.0000000e+00]</text:p>
          </table:table-cell>
        </table:table-row>
        <table:table-row table:style-name="ro2">
          <table:table-cell office:value-type="string" calcext:value-type="string">
            <text:p>[-3.0806661e-01  1.2958691e-01  9.5136482e-01  9.9156809e-01</text:p>
            <text:p> -1.4857350e-01  7.6269396e-02 -5.6705744e-06  1.0897655e-05</text:p>
            <text:p> -1.3896574e-01  7.5096175e-02  0.0000000e+00]</text:p>
          </table:table-cell>
        </table:table-row>
        <table:table-row table:style-name="ro2">
          <table:table-cell office:value-type="string" calcext:value-type="string">
            <text:p>[-3.0806652e-01  1.2958673e-01  9.5136482e-01  9.9156809e-01</text:p>
            <text:p> -1.4857350e-01  7.6269396e-02 -3.7378973e-06  7.3027068e-06</text:p>
            <text:p> -1.3896573e-01  7.5096168e-02  0.0000000e+00]</text:p>
          </table:table-cell>
        </table:table-row>
        <table:table-row table:style-name="ro2">
          <table:table-cell office:value-type="string" calcext:value-type="string">
            <text:p>[-3.0806646e-01  1.2958662e-01  9.5136482e-01  9.9156809e-01</text:p>
            <text:p> -1.4857350e-01  7.6269396e-02 -1.8048755e-06  4.2730767e-06</text:p>
            <text:p> -1.3896573e-01  7.5096160e-02  0.0000000e+00]</text:p>
          </table:table-cell>
        </table:table-row>
        <table:table-row table:style-name="ro2">
          <table:table-cell office:value-type="string" calcext:value-type="string">
            <text:p>[-3.0806646e-01  1.2958656e-01  9.5136482e-01  9.9156809e-01</text:p>
            <text:p> -1.4857350e-01  7.6269396e-02 -5.0915571e-07  1.9747067e-06</text:p>
            <text:p> -1.3896573e-01  7.5096160e-02  0.0000000e+00]</text:p>
          </table:table-cell>
        </table:table-row>
        <table:table-row table:style-name="ro2">
          <table:table-cell office:value-type="string" calcext:value-type="string">
            <text:p>[-3.0806646e-01  1.2958653e-01  9.5136482e-01  9.9156809e-01</text:p>
            <text:p> -1.4857350e-01  7.6269396e-02  5.8572510e-07  3.5615631e-07</text:p>
            <text:p> -1.3896573e-01  7.5096160e-02  0.0000000e+00]</text:p>
          </table:table-cell>
        </table:table-row>
        <table:table-row table:style-name="ro2">
          <table:table-cell office:value-type="string" calcext:value-type="string">
            <text:p>[-3.0806646e-01  1.2958653e-01  9.5136482e-01  9.9156809e-01</text:p>
            <text:p> -1.4857350e-01  7.6269396e-02  1.3032145e-06 -9.2051232e-07</text:p>
            <text:p> -1.3896573e-01  7.5096153e-02  0.0000000e+00]</text:p>
          </table:table-cell>
        </table:table-row>
        <table:table-row table:style-name="ro2">
          <table:table-cell office:value-type="string" calcext:value-type="string">
            <text:p>[-3.0806649e-01  1.2958656e-01  9.5136482e-01  9.9156809e-01</text:p>
            <text:p> -1.4857350e-01  7.6269396e-02  1.5513100e-06 -2.0611824e-06</text:p>
            <text:p> -1.3896573e-01  7.5096153e-02  0.0000000e+00]</text:p>
          </table:table-cell>
        </table:table-row>
        <table:table-row table:style-name="ro2">
          <table:table-cell office:value-type="string" calcext:value-type="string">
            <text:p>[-3.0806652e-01  1.2958661e-01  9.5136482e-01  9.9156809e-01</text:p>
            <text:p> -1.4857350e-01  7.6269396e-02  1.7630160e-06 -2.4343565e-06</text:p>
            <text:p> -1.3896573e-01  7.5096153e-02  0.0000000e+00]</text:p>
          </table:table-cell>
        </table:table-row>
        <table:table-row table:style-name="ro2">
          <table:table-cell office:value-type="string" calcext:value-type="string">
            <text:p>[-3.0806655e-01  1.2958667e-01  9.5136482e-01  9.9156809e-01</text:p>
            <text:p> -1.4857350e-01  7.6269396e-02  1.7530205e-06 -2.4903354e-06</text:p>
            <text:p> -1.3896573e-01  7.5096153e-02  0.0000000e+00]</text:p>
          </table:table-cell>
        </table:table-row>
        <table:table-row table:style-name="ro2">
          <table:table-cell office:value-type="string" calcext:value-type="string">
            <text:p>[-3.0806658e-01  1.2958671e-01  9.5136482e-01  9.9156809e-01</text:p>
            <text:p> -1.4857350e-01  7.6269396e-02  1.9514507e-06 -2.5083712e-06</text:p>
            <text:p> -1.3896574e-01  7.5096153e-02  0.0000000e+00]</text:p>
          </table:table-cell>
        </table:table-row>
        <table:table-row table:style-name="ro2">
          <table:table-cell office:value-type="string" calcext:value-type="string">
            <text:p>[-3.0806664e-01  1.2958676e-01  9.5136482e-01  9.9156809e-01</text:p>
            <text:p> -1.4857350e-01  7.6269396e-02  1.3147987e-06 -2.2456218e-06</text:p>
            <text:p> -1.3896574e-01  7.5096153e-02  0.0000000e+00]</text:p>
          </table:table-cell>
        </table:table-row>
        <table:table-row table:style-name="ro2">
          <table:table-cell office:value-type="string" calcext:value-type="string">
            <text:p>[-3.0806664e-01  1.2958680e-01  9.5136476e-01  9.9156809e-01</text:p>
            <text:p> -1.4857350e-01  7.6269396e-02  1.1016457e-06 -1.7742748e-06</text:p>
            <text:p> -1.3896574e-01  7.5096160e-02  0.0000000e+00]</text:p>
          </table:table-cell>
        </table:table-row>
        <table:table-row table:style-name="ro2">
          <table:table-cell office:value-type="string" calcext:value-type="string">
            <text:p>[-3.0806667e-01  1.2958683e-01  9.5136476e-01  9.9156809e-01</text:p>
            <text:p> -1.4857350e-01  7.6269396e-02  1.2501361e-06 -9.2144040e-07</text:p>
            <text:p> -1.3896574e-01  7.5096160e-02  0.0000000e+00]</text:p>
          </table:table-cell>
        </table:table-row>
        <table:table-row table:style-name="ro2">
          <table:table-cell office:value-type="string" calcext:value-type="string">
            <text:p>[-3.0806670e-01  1.2958683e-01  9.5136476e-01  9.9156809e-01</text:p>
            <text:p> -1.4857350e-01  7.6269396e-02  1.1266939e-06 -3.3619656e-07</text:p>
            <text:p> -1.3896574e-01  7.5096153e-02  0.0000000e+00]</text:p>
          </table:table-cell>
        </table:table-row>
        <table:table-row table:style-name="ro2">
          <table:table-cell office:value-type="string" calcext:value-type="string">
            <text:p>[-3.0806670e-01  1.2958685e-01  9.5136476e-01  9.9156809e-01</text:p>
            <text:p> -1.4857350e-01  7.6269396e-02  3.5350030e-07 -5.2944165e-07</text:p>
            <text:p> -1.3896574e-01  7.5096153e-02  0.0000000e+00]</text:p>
          </table:table-cell>
        </table:table-row>
        <table:table-row table:style-name="ro2">
          <table:table-cell office:value-type="string" calcext:value-type="string">
            <text:p>[-3.08066696e-01  1.29586861e-01  9.51364756e-01  9.91568089e-01</text:p>
            <text:p> -1.48573503e-01  7.62693956e-02  1.11575474e-07 -6.59964314e-07</text:p>
            <text:p> -1.38965741e-01  7.50961527e-02  0.00000000e+00]</text:p>
          </table:table-cell>
        </table:table-row>
        <table:table-row table:style-name="ro2">
          <table:table-cell office:value-type="string" calcext:value-type="string">
            <text:p>[-3.0806670e-01  1.2958688e-01  9.5136476e-01  9.9156809e-01</text:p>
            <text:p> -1.4857350e-01  7.6269396e-02  2.5525573e-08 -6.8467966e-07</text:p>
            <text:p> -1.3896574e-01  7.5096153e-02  0.0000000e+00]</text:p>
          </table:table-cell>
        </table:table-row>
        <table:table-row table:style-name="ro2">
          <table:table-cell office:value-type="string" calcext:value-type="string">
            <text:p>[-3.0806670e-01  1.2958688e-01  9.5136476e-01  9.9156809e-01</text:p>
            <text:p> -1.4857350e-01  7.6269396e-02 -3.6736157e-08 -5.6877963e-07</text:p>
            <text:p> -1.3896574e-01  7.5096160e-02  0.0000000e+00]</text:p>
          </table:table-cell>
        </table:table-row>
        <table:table-row table:style-name="ro2">
          <table:table-cell office:value-type="string" calcext:value-type="string">
            <text:p>[-3.0806673e-01  1.2958689e-01  9.5136476e-01  9.9156809e-01</text:p>
            <text:p> -1.4857350e-01  7.6269396e-02  4.9551267e-07  5.3603408e-08</text:p>
            <text:p> -1.3896574e-01  7.5096160e-02  0.0000000e+00]</text:p>
          </table:table-cell>
        </table:table-row>
        <table:table-row table:style-name="ro2">
          <table:table-cell office:value-type="string" calcext:value-type="string">
            <text:p>[-3.0806673e-01  1.2958689e-01  9.5136476e-01  9.9156809e-01</text:p>
            <text:p> -1.4857350e-01  7.6269396e-02  5.5662071e-07  2.2861542e-07</text:p>
            <text:p> -1.3896574e-01  7.5096153e-02  0.0000000e+00]</text:p>
          </table:table-cell>
        </table:table-row>
        <table:table-row table:style-name="ro2">
          <table:table-cell office:value-type="string" calcext:value-type="string">
            <text:p>[-3.0806673e-01  1.2958689e-01  9.5136476e-01  9.9156809e-01</text:p>
            <text:p> -1.4857350e-01  7.6269396e-02  5.2741587e-08 -1.8237401e-07</text:p>
            <text:p> -1.3896574e-01  7.5096153e-02  0.0000000e+00]</text:p>
          </table:table-cell>
        </table:table-row>
        <table:table-row table:style-name="ro2">
          <table:table-cell office:value-type="string" calcext:value-type="string">
            <text:p>[-3.0806673e-01  1.2958689e-01  9.5136476e-01  9.9156809e-01</text:p>
            <text:p> -1.4857350e-01  7.6269396e-02 -4.8721557e-08 -2.4604282e-07</text:p>
            <text:p> -1.3896574e-01  7.5096153e-02  0.0000000e+00]</text:p>
          </table:table-cell>
        </table:table-row>
        <table:table-row table:style-name="ro2">
          <table:table-cell office:value-type="string" calcext:value-type="string">
            <text:p>[-3.0806673e-01  1.2958689e-01  9.5136476e-01  9.9156809e-01</text:p>
            <text:p> -1.4857350e-01  7.6269396e-02 -1.2422248e-07 -3.0108100e-07</text:p>
            <text:p> -1.3896574e-01  7.5096153e-02  0.0000000e+0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30T16:58:22.810555671</dc:date>
    <meta:editing-duration>PT4M10S</meta:editing-duration>
    <meta:editing-cycles>1</meta:editing-cycles>
    <meta:document-statistic meta:table-count="1" meta:cell-count="100" meta:object-count="0"/>
    <meta:generator>LibreOffice/7.3.7.2$Linux_X86_64 LibreOffice_project/30$Build-2</meta:generator>
  </office:meta>
</office:document-meta>
</file>